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0c3912" officeooo:paragraph-rsid="000c3912" style:font-size-asian="24pt" style:font-size-complex="24pt"/>
    </style:style>
    <style:style style:name="P2" style:family="paragraph" style:parent-style-name="Standard">
      <style:paragraph-properties fo:text-align="start" style:justify-single-word="false"/>
      <style:text-properties fo:font-size="20pt" officeooo:rsid="000c3912" officeooo:paragraph-rsid="000c3912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20pt" officeooo:rsid="000c3912" officeooo:paragraph-rsid="00120e22" style:font-size-asian="20pt" style:font-size-complex="20pt"/>
    </style:style>
    <style:style style:name="P4" style:family="paragraph" style:parent-style-name="Standard">
      <style:paragraph-properties fo:text-align="start" style:justify-single-word="false"/>
      <style:text-properties fo:font-size="20pt" officeooo:rsid="001468de" officeooo:paragraph-rsid="001468de" style:font-size-asian="20pt" style:font-size-complex="20pt"/>
    </style:style>
    <style:style style:name="P5" style:family="paragraph" style:parent-style-name="Standard">
      <style:paragraph-properties fo:text-align="start" style:justify-single-word="false"/>
      <style:text-properties fo:font-size="12pt" officeooo:rsid="000dd78d" officeooo:paragraph-rsid="001043bc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0c3912" officeooo:paragraph-rsid="00120e22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officeooo:paragraph-rsid="001468de"/>
    </style:style>
    <style:style style:name="P8" style:family="paragraph" style:parent-style-name="Standard">
      <style:paragraph-properties fo:text-align="start" style:justify-single-word="false"/>
      <style:text-properties fo:font-size="16pt" officeooo:rsid="00120e22" officeooo:paragraph-rsid="001468de" style:font-size-asian="16pt" style:font-size-complex="16pt"/>
    </style:style>
    <style:style style:name="P9" style:family="paragraph" style:parent-style-name="Standard">
      <style:paragraph-properties fo:text-align="start" style:justify-single-word="false"/>
      <style:text-properties fo:font-size="12pt" officeooo:rsid="00120e22" officeooo:paragraph-rsid="001468de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0c3912" officeooo:paragraph-rsid="00120e22" style:font-size-asian="12pt" style:font-size-complex="12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120e22" style:font-size-asian="16pt" style:font-size-complex="16pt"/>
    </style:style>
    <style:style style:name="T3" style:family="text">
      <style:text-properties fo:font-size="16pt" officeooo:rsid="000c3912" style:font-size-asian="16pt" style:font-size-complex="16pt"/>
    </style:style>
    <style:style style:name="T4" style:family="text">
      <style:text-properties fo:font-size="16pt" officeooo:rsid="001468de" style:font-size-asian="16pt" style:font-size-complex="16pt"/>
    </style:style>
    <style:style style:name="T5" style:family="text">
      <style:text-properties officeooo:rsid="001043bc"/>
    </style:style>
    <style:style style:name="T6" style:family="text">
      <style:text-properties officeooo:rsid="0012cbe3"/>
    </style:style>
    <style:style style:name="T7" style:family="text">
      <style:text-properties officeooo:rsid="001468de"/>
    </style:style>
    <style:style style:name="T8" style:family="text">
      <style:text-properties fo:font-size="20pt" officeooo:rsid="001468de" style:font-size-asian="20pt" style:font-size-complex="20pt"/>
    </style:style>
    <style:style style:name="T9" style:family="text">
      <style:text-properties officeooo:rsid="00148a0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P3 : </text:p>
      <text:p text:style-name="P1"/>
      <text:p text:style-name="P2">3.Implétmentation</text:p>
      <text:p text:style-name="P2"><text:tab/><text:span text:style-name="T1">3.1 Classe de base</text:span></text:p>
      <text:p text:style-name="P2"/>
      <text:p text:style-name="P5">-Pour pouvoir dériver <text:span text:style-name="T7">les fonctions membres d’</text:span>une classe il faut que ses méthodes soient préfixer par le mot clef "virtual".</text:p>
      <text:p text:style-name="P5"/>
      <text:p text:style-name="P5">-<text:span text:style-name="T5">Toute les fonctions dont nous voulons que nos classes filles héritent, comme les get, les set et le calcul de l’air.</text:span></text:p>
      <text:p text:style-name="P5"/>
      <text:p text:style-name="P3"><text:span text:style-name="T1"><text:tab/>3.</text:span><text:span text:style-name="T2">2</text:span><text:span text:style-name="T1"> </text:span><text:span text:style-name="T2">La classe dérivée : Polymorphisme dynamique</text:span></text:p>
      <text:p text:style-name="P6"/>
      <text:p text:style-name="P6">- <text:span text:style-name="T6">Il faut redéfinir les constructeurs.</text:span></text:p>
      <text:p text:style-name="P6">- <text:span text:style-name="T9">On ne peux pas utiliser les attributs et fonctions membre déclaré privée.</text:span></text:p>
      <text:p text:style-name="P4"/>
      <text:p text:style-name="P7"><text:span text:style-name="T8"><text:tab/></text:span><text:span text:style-name="T3">3.</text:span><text:span text:style-name="T4">3</text:span><text:span text:style-name="T3"> </text:span><text:span text:style-name="T2">Asserts et exceptions<text:tab/></text:span></text:p>
      <text:p text:style-name="P8"/>
      <text:p text:style-name="P9">- Il faut que sa hauteur et sa largeur soit la même</text:p>
      <text:p text:style-name="P9"/>
      <text:p text:style-name="P8"><text:tab/>3.4 Namespace, ADL et Swa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6T11:48:46.500670998</meta:creation-date>
    <meta:editing-duration>PT3M47S</meta:editing-duration>
    <meta:editing-cycles>2</meta:editing-cycles>
    <meta:generator>LibreOffice/5.1.4.2$Linux_X86_64 LibreOffice_project/10$Build-2</meta:generator>
    <dc:date>2016-12-16T12:02:54.827850392</dc:date>
    <meta:document-statistic meta:table-count="0" meta:image-count="0" meta:object-count="0" meta:page-count="1" meta:paragraph-count="11" meta:word-count="95" meta:character-count="549" meta:non-whitespace-character-count="459"/>
  </office:meta>
</office:document-meta>
</file>